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4bb3f" officeooo:paragraph-rsid="0014bb3f"/>
    </style:style>
    <style:style style:name="P2" style:family="paragraph" style:parent-style-name="Standard">
      <style:text-properties officeooo:rsid="00164572" officeooo:paragraph-rsid="00164572"/>
    </style:style>
    <style:style style:name="P3" style:family="paragraph" style:parent-style-name="Standard">
      <style:text-properties officeooo:rsid="0016dff1" officeooo:paragraph-rsid="0016dff1"/>
    </style:style>
    <style:style style:name="P4" style:family="paragraph" style:parent-style-name="Standard">
      <style:text-properties officeooo:rsid="001753db" officeooo:paragraph-rsid="001753db"/>
    </style:style>
    <style:style style:name="P5" style:family="paragraph" style:parent-style-name="Standard">
      <style:text-properties officeooo:rsid="0019198b" officeooo:paragraph-rsid="0019198b"/>
    </style:style>
    <style:style style:name="P6" style:family="paragraph" style:parent-style-name="Standard">
      <style:text-properties officeooo:rsid="001a92d0" officeooo:paragraph-rsid="001a92d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on’t send kill signal to init. It would kill you.</text:p>
      <text:p text:style-name="P1">don’t remove msgq before reading it completely.</text:p>
      <text:p text:style-name="P2">Ctrl-c from terminal goes to the entire process group (in our case, parent + child).</text:p>
      <text:p text:style-name="P3">Using real time signals ensure that consecutive signals of same time are delivered back to back. In other words these signals can be queued in contrast to other standard signals.</text:p>
      <text:p text:style-name="P3">Msgsz field in msgsnd and msgrcv is the size of struct excluding the size of long type</text:p>
      <text:p text:style-name="P4">check concepts concerning thread safety, async safety, reentrancy</text:p>
      <text:p text:style-name="P5">use _exit() when want to just exit</text:p>
      <text:p text:style-name="P5">use exit() when want to call atexit() functions and flush buffers. Always use _exit() after exec as you don’t want to call handlers of parent</text:p>
      <text:p text:style-name="P6">when developing a signal oriented program, you need to think about getting that signal at any system call in your program. You should be prepared to get that signal while blocked at any used system cal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17T18:48:01.859285351</meta:creation-date>
    <dc:date>2017-03-18T07:09:31.103323567</dc:date>
    <meta:editing-duration>PT7H9M27S</meta:editing-duration>
    <meta:editing-cycles>1</meta:editing-cycles>
    <meta:document-statistic meta:table-count="0" meta:image-count="0" meta:object-count="0" meta:page-count="1" meta:paragraph-count="9" meta:word-count="155" meta:character-count="887" meta:non-whitespace-character-count="741"/>
    <meta:generator>LibreOffice/5.1.6.2$Linux_X86_64 LibreOffice_project/10m0$Build-2</meta:generator>
  </office:meta>
</office:document-meta>
</file>